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3.829cm"/>
    </style:style>
    <style:style style:name="co51" style:family="table-column">
      <style:table-column-properties fo:break-before="auto" style:column-width="3.29cm"/>
    </style:style>
    <style:style style:name="co52" style:family="table-column">
      <style:table-column-properties fo:break-before="auto" style:column-width="3.411cm"/>
    </style:style>
    <style:style style:name="co53" style:family="table-column">
      <style:table-column-properties fo:break-before="auto" style:column-width="3.166cm"/>
    </style:style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4.734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5.345cm"/>
    </style:style>
    <style:style style:name="co63" style:family="table-column">
      <style:table-column-properties fo:break-before="auto" style:column-width="3.076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7.435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1.554cm"/>
    </style:style>
    <style:style style:name="co85" style:family="table-column">
      <style:table-column-properties fo:break-before="auto" style:column-width="2.08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928cm"/>
    </style:style>
    <style:style style:name="co89" style:family="table-column">
      <style:table-column-properties fo:break-before="auto" style:column-width="1.365cm"/>
    </style:style>
    <style:style style:name="co90" style:family="table-column">
      <style:table-column-properties fo:break-before="auto" style:column-width="1.584cm"/>
    </style:style>
    <style:style style:name="co91" style:family="table-column">
      <style:table-column-properties fo:break-before="auto" style:column-width="5.101cm"/>
    </style:style>
    <style:style style:name="co92" style:family="table-column">
      <style:table-column-properties fo:break-before="auto" style:column-width="3.304cm"/>
    </style:style>
    <style:style style:name="co93" style:family="table-column">
      <style:table-column-properties fo:break-before="auto" style:column-width="1.284cm"/>
    </style:style>
    <style:style style:name="co94" style:family="table-column">
      <style:table-column-properties fo:break-before="auto" style:column-width="1.831cm"/>
    </style:style>
    <style:style style:name="co95" style:family="table-column">
      <style:table-column-properties fo:break-before="auto" style:column-width="1.713cm"/>
    </style:style>
    <style:style style:name="co96" style:family="table-column">
      <style:table-column-properties fo:break-before="auto" style:column-width="2.286cm"/>
    </style:style>
    <style:style style:name="co97" style:family="table-column">
      <style:table-column-properties fo:break-before="auto" style:column-width="3.052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2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557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305" style:family="table-cell" style:parent-style-name="Default">
      <style:table-cell-properties style:vertical-align="middle"/>
      <style:text-properties fo:color="#c9211e" style:font-name="Avenir2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/>
    </style:style>
    <style:style style:name="ce304" style:family="table-cell" style:parent-style-name="Default">
      <style:table-cell-properties style:vertical-align="middle"/>
      <style:text-properties fo:color="#c9211e"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2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0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2" style:family="table-cell" style:parent-style-name="Default">
      <style:table-cell-properties fo:border="0.74pt solid #000000" style:vertical-align="middle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4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53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4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31" style:family="table-cell" style:parent-style-name="Default">
      <style:text-properties style:font-name="Avenir1" fo:font-style="normal" style:font-style-asian="normal" style:font-style-complex="normal"/>
    </style:style>
    <style:style style:name="ce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4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1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9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1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3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9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0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1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2"/>
    </style:style>
    <style:style style:name="ce1148" style:family="table-cell" style:parent-style-name="Default">
      <style:table-cell-properties fo:border="2.24pt solid #000000" style:vertical-align="middle"/>
      <style:text-properties style:font-name="Avenir2" fo:font-size="9pt"/>
    </style: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2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5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8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757" style:family="table-cell" style:parent-style-name="Default">
      <style:table-cell-properties fo:background-color="#ff0000"/>
    </style:style>
    <style:style style:name="ce17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9" style:family="table-cell" style:parent-style-name="Default">
      <style:table-cell-properties style:vertical-align="middle"/>
      <style:text-properties style:font-name="Avenir1"/>
    </style:style>
    <style:style style:name="ce176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ackground-color="transparent" style:vertical-align="middle"/>
      <style:text-properties style:font-name="Avenir1"/>
    </style:style>
    <style:style style:name="ce17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6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70" style:family="table-cell" style:parent-style-name="Default">
      <style:table-cell-properties style:vertical-align="middle"/>
      <style:text-properties style:use-window-font-color="true" style:font-name="Avenir1"/>
    </style:style>
    <style:style style:name="ce177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7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6" style:family="table-cell" style:parent-style-name="Default">
      <style:table-cell-properties fo:wrap-option="no-wrap" style:vertical-align="middle"/>
    </style:style>
    <style:style style:name="ce1777" style:family="table-cell" style:parent-style-name="Default">
      <style:table-cell-properties fo:wrap-option="wrap" style:vertical-align="middle"/>
    </style:style>
    <style:style style:name="ce1778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7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80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81" style:family="table-cell" style:parent-style-name="Default" style:data-style-name="N100">
      <style:text-properties style:font-name="Avenir2" fo:font-weight="bold"/>
    </style:style>
    <style:style style:name="ce1782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83" style:family="table-cell" style:parent-style-name="Default" style:data-style-name="N100">
      <style:text-properties style:font-name="Avenir2" fo:font-weight="normal"/>
    </style:style>
    <style:style style:name="ce1784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85" style:family="table-cell" style:parent-style-name="Default" style:data-style-name="N100">
      <style:text-properties fo:color="#ff0000" style:font-name="Avenir2" fo:font-weight="bold"/>
    </style:style>
    <style:style style:name="ce178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8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89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5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5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5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4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56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5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8pt"/>
    </style:style>
    <style:style style:name="ce16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1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7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c9211e" style:font-name="Avenir1" fo:font-weight="bold"/>
    </style:style>
    <style:style style:name="ce17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c9211e" style:font-name="Avenir1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venir1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c9211e" style:font-name="Avenir1" fo:font-weight="bold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c9211e" style:font-name="Avenir1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1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 style:font-name="Avenir1" fo:font-weight="bold"/>
    </style:style>
    <style:style style:name="ce1820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1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1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1" fo:font-size="8pt"/>
    </style:style>
    <style:style style:name="ce19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2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11"/>
          <table:table-cell table:style-name="ce303" office:value-type="string" calcext:value-type="string">
            <text:p>KP</text:p>
          </table:table-cell>
          <table:table-cell table:style-name="ce5" table:number-columns-repeated="16371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11"/>
          <table:table-cell table:style-name="ce5" office:value-type="float" office:value="200" calcext:value-type="float">
            <text:p>200</text:p>
          </table:table-cell>
          <table:table-cell table:style-name="ce5" table:number-columns-repeated="16371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1"/>
          <table:table-cell table:style-name="ce304" office:value-type="float" office:value="120" calcext:value-type="float">
            <text:p>120</text:p>
          </table:table-cell>
          <table:table-cell table:style-name="ce5" table:number-columns-repeated="16371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6" table:formula="of:=[$Data.$K$7]+([.$D$8]*(   ((2*[.C22])+[$Data.$K8])  +   ((2*[.$C23])+[Data.$K9]) )  )" office:value-type="float" office:value="4056" calcext:value-type="float">
            <text:p>405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2234" calcext:value-type="float">
            <text:p>2234</text:p>
          </table:table-cell>
          <table:table-cell table:style-name="ce611"/>
          <table:table-cell table:style-name="ce5" office:value-type="float" office:value="50" calcext:value-type="float">
            <text:p>50</text:p>
          </table:table-cell>
          <table:table-cell table:style-name="ce5" table:number-columns-repeated="16371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2836" calcext:value-type="float">
            <text:p>283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2838" calcext:value-type="float">
            <text:p>2838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57"/>
          <table:covered-table-cell table:style-name="ce155"/>
          <table:table-cell table:style-name="ce61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4" calcext:value-type="float">
            <text:p>4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611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1" office:value-type="string" calcext:value-type="string">
            <text:p>HM</text:p>
          </table:table-cell>
          <table:table-cell table:style-name="ce266" table:formula="of:=[$Harcértékek.$E$10]" office:value-type="float" office:value="145" calcext:value-type="float">
            <text:p>145</text:p>
          </table:table-cell>
          <table:table-cell table:style-name="ce611" table:formula="of:=([.$M22]/[.$E$13])*100" office:value-type="float" office:value="5.11283497884344" calcext:value-type="float">
            <text:p>5,1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1" office:value-type="string" calcext:value-type="string">
            <text:p>Össz harcmodor</text:p>
          </table:table-cell>
          <table:table-cell table:style-name="ce611" table:formula="of:=SUM([.K16:.K23])" office:value-type="float" office:value="118" calcext:value-type="float">
            <text:p>118</text:p>
          </table:table-cell>
          <table:table-cell table:style-name="ce611" table:formula="of:=([.$M23]/[.$E$13])*100" office:value-type="float" office:value="4.1607898448519" calcext:value-type="float">
            <text:p>4,1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8" calcext:value-type="float">
            <text:p>8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76" calcext:value-type="float">
            <text:p>76</text:p>
          </table:table-cell>
          <table:table-cell table:style-name="ce611" table:content-validation-name="val64" office:value-type="string" calcext:value-type="string">
            <text:p>Primer képzettség</text:p>
          </table:table-cell>
          <table:table-cell table:style-name="ce611" table:formula="of:=SUM([.K28:.K29])+SUM([.K38:.K41])" office:value-type="float" office:value="290" calcext:value-type="float">
            <text:p>290</text:p>
          </table:table-cell>
          <table:table-cell table:style-name="ce611" table:formula="of:=([.$M24]/[.$E$13])*100" office:value-type="float" office:value="10.2256699576869" calcext:value-type="float">
            <text:p>10,23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1" office:value-type="string" calcext:value-type="string">
            <text:p>Mesterfegyver</text:p>
          </table:table-cell>
          <table:table-cell table:style-name="ce611" table:formula="of:=[.E53]" office:value-type="float" office:value="120" calcext:value-type="float">
            <text:p>120</text:p>
          </table:table-cell>
          <table:table-cell table:style-name="ce611" table:formula="of:=([.$M25]/[.$E$13])*100" office:value-type="float" office:value="4.23131170662906" calcext:value-type="float">
            <text:p>4,23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11" office:value-type="string" calcext:value-type="string">
            <text:p>Primer Fortélyok</text:p>
          </table:table-cell>
          <table:table-cell table:style-name="ce611" table:formula="of:=SUM([.E33:.E42])" office:value-type="float" office:value="45" calcext:value-type="float">
            <text:p>45</text:p>
          </table:table-cell>
          <table:table-cell table:style-name="ce611" table:formula="of:=([.$M26]/[.$E$13])*100" office:value-type="float" office:value="1.5867418899859" calcext:value-type="float">
            <text:p>1,59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1" office:value-type="string" calcext:value-type="string">
            <text:p>Pszí + Mágia</text:p>
          </table:table-cell>
          <table:table-cell table:style-name="ce611" table:formula="of:=[$Misztikus.E4]" office:value-type="float" office:value="1432" calcext:value-type="float">
            <text:p>1432</text:p>
          </table:table-cell>
          <table:table-cell table:style-name="ce611" table:formula="of:=([.$M27]/[.$E$13])*100" office:value-type="float" office:value="50.4936530324401" calcext:value-type="float">
            <text:p>50,49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15" calcext:value-type="float">
            <text:p>15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244" calcext:value-type="float">
            <text:p>244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46" calcext:value-type="float">
            <text:p>4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2150" calcext:value-type="float">
            <text:p>2150</text:p>
          </table:table-cell>
          <table:table-cell table:style-name="ce565" table:formula="of:=SUM([.N22:.N28])" office:value-type="float" office:value="75.8110014104372" calcext:value-type="float">
            <text:p>75,81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7" calcext:value-type="float">
            <text:p>7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60" calcext:value-type="float">
            <text:p>6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11" calcext:value-type="float">
            <text:p>11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136" calcext:value-type="float">
            <text:p>136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12" calcext:value-type="float">
            <text:p>12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160" calcext:value-type="float">
            <text:p>16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35" table:content-validation-name="val59"/>
          <table:table-cell table:style-name="ce229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35" table:content-validation-name="val59"/>
          <table:table-cell table:style-name="ce229" table:content-validation-name="val62" office:value-type="float" office:value="12" calcext:value-type="float">
            <text:p>12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160" calcext:value-type="float">
            <text:p>16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 office:value-type="float" office:value="2" calcext:value-type="float">
            <text:p>2</text:p>
          </table:table-cell>
          <table:table-cell table:style-name="ce159" table:content-validation-name="val45" table:formula="of:=[.$D37]*[$Data.$K$14]" office:value-type="float" office:value="30" calcext:value-type="float">
            <text:p>3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5" table:content-validation-name="val59"/>
          <table:table-cell table:style-name="ce270" table:content-validation-name="val62" office:value-type="float" office:value="12" calcext:value-type="float">
            <text:p>12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160" calcext:value-type="float">
            <text:p>16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5" table:content-validation-name="val59"/>
          <table:table-cell table:style-name="ce270" table:content-validation-name="val62" office:value-type="float" office:value="15" calcext:value-type="float">
            <text:p>15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244" calcext:value-type="float">
            <text:p>244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5" table:content-validation-name="val59"/>
          <table:table-cell table:style-name="ce270" table:content-validation-name="val62" office:value-type="float" office:value="12" calcext:value-type="float">
            <text:p>12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160" calcext:value-type="float">
            <text:p>160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1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45]*[$Data.$K$14]" office:value-type="float" office:value="30" calcext:value-type="float">
            <text:p>3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35" table:content-validation-name="val59"/>
          <table:table-cell table:style-name="ce271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Barlangi tájékozódás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35" table:content-validation-name="val59"/>
          <table:table-cell table:style-name="ce271" table:content-validation-name="val62" office:value-type="float" office:value="12" calcext:value-type="float">
            <text:p>12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160" calcext:value-type="float">
            <text:p>160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Művész </text:p>
          </table:table-cell>
          <table:covered-table-cell table:number-columns-repeated="2" table:style-name="ce235" table:content-validation-name="val59"/>
          <table:table-cell table:style-name="ce271" table:content-validation-name="val62" office:value-type="float" office:value="10" calcext:value-type="float">
            <text:p>1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114" calcext:value-type="float">
            <text:p>114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Fejlett szaglás</text:p>
          </table:table-cell>
          <table:covered-table-cell/>
          <table:table-cell table:style-name="ce123" table:content-validation-name="val30" table:formula="of:=IF(ISBLANK([.$A48]) ;&quot;&quot;;VLOOKUP([.$A48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8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35" table:content-validation-name="val59"/>
          <table:table-cell table:style-name="ce271" table:content-validation-name="val62" office:value-type="float" office:value="10" calcext:value-type="float">
            <text:p>1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114" calcext:value-type="float">
            <text:p>114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235" table:content-validation-name="val59"/>
          <table:table-cell table:style-name="ce271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8" calcext:value-type="float" table:number-columns-spanned="2" table:number-rows-spanned="1">
            <text:p>8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120" calcext:value-type="float">
            <text:p>12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240" calcext:value-type="float" table:number-columns-spanned="2" table:number-rows-spanned="1">
            <text:p>24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5]/[.$E$11])" office:value-type="percentage" office:value="0.0591715976331361" calcext:value-type="percentage" table:number-columns-spanned="2" table:number-rows-spanned="1">
            <text:p>(Össz KP 6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4" calcext:value-type="float" table:number-columns-spanned="2" table:number-rows-spanned="1">
            <text:p>4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3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6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2234" calcext:value-type="float">
            <text:p>2234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8" office:value-type="string" calcext:value-type="string" table:number-columns-spanned="3" table:number-rows-spanned="1">
            <text:p>Származás</text:p>
          </table:table-cell>
          <table:covered-table-cell table:style-name="ce488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240" calcext:value-type="float">
            <text:p>24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8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2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2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8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6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6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2"/>
          <table:table-cell table:style-name="ce522" table:content-validation-name="val85" office:value-type="float" office:value="3" calcext:value-type="float">
            <text:p>3</text:p>
          </table:table-cell>
          <table:table-cell table:style-name="ce503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48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48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48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41" office:value-type="string" calcext:value-type="string" table:number-columns-spanned="2" table:number-rows-spanned="1">
            <text:p>Hely</text:p>
          </table:table-cell>
          <table:covered-table-cell table:style-name="ce472"/>
          <table:table-cell table:style-name="ce36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2"/>
          <table:table-cell table:style-name="ce527" table:content-validation-name="val88" office:value-type="float" office:value="3" calcext:value-type="float">
            <text:p>3</text:p>
          </table:table-cell>
          <table:table-cell table:style-name="ce503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41" office:value-type="string" calcext:value-type="string" table:number-columns-spanned="2" table:number-rows-spanned="1">
            <text:p>Név</text:p>
          </table:table-cell>
          <table:covered-table-cell table:style-name="ce36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82" table:content-validation-name="val89"/>
          <table:table-cell table:style-name="ce48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31"/>
        <table:table-column table:style-name="co25" table:default-cell-style-name="ce631"/>
        <table:table-column table:style-name="co26" table:default-cell-style-name="ce631"/>
        <table:table-column table:style-name="co27" table:default-cell-style-name="ce631"/>
        <table:table-column table:style-name="co28" table:number-columns-repeated="2" table:default-cell-style-name="ce631"/>
        <table:table-column table:style-name="co29" table:number-columns-repeated="3" table:default-cell-style-name="ce631"/>
        <table:table-column table:style-name="co30" table:default-cell-style-name="ce631"/>
        <table:table-column table:style-name="co14" table:default-cell-style-name="ce631"/>
        <table:table-column table:style-name="co31" table:default-cell-style-name="ce631"/>
        <table:table-column table:style-name="co32" table:default-cell-style-name="ce631"/>
        <table:table-column table:style-name="co33" table:default-cell-style-name="ce631"/>
        <table:table-column table:style-name="co34" table:default-cell-style-name="ce631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31"/>
        <table:table-column table:style-name="co14" table:number-columns-repeated="16128" table:default-cell-style-name="ce63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46"/>
          <table:covered-table-cell table:number-columns-repeated="2" table:style-name="ce533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8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34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4" table:content-validation-name="val129" office:value-type="string" calcext:value-type="string">
            <text:p>Módosítók</text:p>
          </table:table-cell>
          <table:table-cell table:style-name="ce634" table:content-validation-name="val136" office:value-type="string" calcext:value-type="string">
            <text:p>Összesen</text:p>
          </table:table-cell>
          <table:table-cell table:style-name="ce533"/>
          <table:table-cell table:style-name="ce750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790" table:content-validation-name="val159" table:formula="of:=SUM([.B5:.B6])" office:value-type="float" office:value="9" calcext:value-type="float">
            <text:p>9 HM</text:p>
          </table:table-cell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3" table:content-validation-name="val119" office:value-type="float" office:value="10" calcext:value-type="float">
            <text:p>10</text:p>
          </table:table-cell>
          <table:table-cell table:style-name="ce713" table:content-validation-name="val130" table:formula="of:=([Alapértékek.C21])+([Alapértékek.C22])+[Alapértékek.$D$8]+(4*[Alapértékek.D34])" office:value-type="float" office:value="31" calcext:value-type="float">
            <text:p>31</text:p>
          </table:table-cell>
          <table:table-cell table:style-name="ce791" table:content-validation-name="val137" table:formula="of:=[.C4]+[.D4]" office:value-type="float" office:value="41" calcext:value-type="float">
            <text:p>41</text:p>
          </table:table-cell>
          <table:table-cell table:style-name="ce533"/>
          <table:table-cell table:style-name="ce750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69" table:content-validation-name="val160" table:formula="of:=[Data.K20]*[Alapértékek.D8]" office:value-type="float" office:value="147" calcext:value-type="float">
            <text:p>147 HM</text:p>
          </table:table-cell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3" table:content-validation-name="val119" office:value-type="float" office:value="20" calcext:value-type="float">
            <text:p>20</text:p>
          </table:table-cell>
          <table:table-cell table:style-name="ce713" table:content-validation-name="val131" table:formula="of:=2*([Alapértékek.$C$18]+[Alapértékek.$C$20]+[Alapértékek.$C$21])" office:value-type="float" office:value="6" calcext:value-type="float">
            <text:p>6</text:p>
          </table:table-cell>
          <table:table-cell table:style-name="ce791" table:content-validation-name="val138" table:formula="of:=[.C5]+[.B5]+[.D5]" office:value-type="float" office:value="26" calcext:value-type="float">
            <text:p>26</text:p>
          </table:table-cell>
          <table:table-cell table:style-name="ce533" table:number-columns-repeated="5"/>
          <table:table-cell/>
          <table:table-cell table:style-name="ce533" table:number-columns-repeated="4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9" calcext:value-type="float">
            <text:p>9</text:p>
          </table:table-cell>
          <table:table-cell table:style-name="ce713" table:content-validation-name="val119" office:value-type="float" office:value="120" calcext:value-type="float">
            <text:p>120</text:p>
          </table:table-cell>
          <table:table-cell table:style-name="ce713" table:content-validation-name="val132" table:formula="of:=2*([Alapértékek.$C$20]+[Alapértékek.$C$21])" office:value-type="float" office:value="6" calcext:value-type="float">
            <text:p>6</text:p>
          </table:table-cell>
          <table:table-cell table:style-name="ce791" table:content-validation-name="val139" table:formula="of:=[.C6]+[.B6]+[.D6]" office:value-type="float" office:value="135" calcext:value-type="float">
            <text:p>135</text:p>
          </table:table-cell>
          <table:table-cell table:style-name="ce533" table:number-columns-repeated="5"/>
          <table:table-cell/>
          <table:table-cell table:style-name="ce533" table:number-columns-repeated="4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7">
          <table:table-cell table:style-name="ce533" table:number-columns-repeated="6"/>
          <table:table-cell table:style-name="ce750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792" table:content-validation-name="val42" table:formula="of:=[.B8]" office:value-type="float" office:value="20" calcext:value-type="float">
            <text:p>20 HM</text:p>
          </table:table-cell>
          <table:table-cell table:style-name="ce533"/>
          <table:table-cell/>
          <table:table-cell table:style-name="ce533" table:number-columns-repeated="4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20" calcext:value-type="float">
            <text:p>20</text:p>
          </table:table-cell>
          <table:table-cell table:style-name="ce713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4" calcext:value-type="float">
            <text:p>4</text:p>
          </table:table-cell>
          <table:table-cell table:style-name="ce791" table:content-validation-name="val140" table:formula="of:=[.C8]+[.B8]+[.D8]" office:value-type="float" office:value="-6" calcext:value-type="float">
            <text:p>-6</text:p>
          </table:table-cell>
          <table:table-cell table:style-name="ce533"/>
          <table:table-cell table:style-name="ce750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69" table:content-validation-name="val161" table:formula="of:=[Data.K23]*[Alapértékek.$D$8]" office:value-type="float" office:value="84" calcext:value-type="float">
            <text:p>84 HM</text:p>
          </table:table-cell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46"/>
          <table:covered-table-cell table:number-columns-repeated="3" table:style-name="ce533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5" calcext:value-type="float">
            <text:p>5</text:p>
          </table:table-cell>
          <table:table-cell table:style-name="ce533"/>
          <table:table-cell table:style-name="ce750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145" calcext:value-type="float">
            <text:p>145 KP</text:p>
          </table:table-cell>
          <table:table-cell table:style-name="ce533"/>
          <table:table-cell table:style-name="ce750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62" table:formula="of:=(([.I3]+[.I7])/[Alapértékek.D8])" office:value-type="float" office:value="1.38095238095238" calcext:value-type="float">
            <text:p>1,38 HM</text:p>
          </table:table-cell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45"/>
          <table:table-cell table:style-name="ce545" table:number-columns-spanned="6" table:number-rows-spanned="1"/>
          <table:covered-table-cell table:number-columns-repeated="5" table:style-name="ce545"/>
          <table:table-cell table:style-name="ce545" table:number-columns-repeated="8"/>
          <table:table-cell table:style-name="ce840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/>
          <table:table-cell table:style-name="ce533" table:number-columns-repeated="4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4" table:content-validation-name="val121" office:value-type="string" calcext:value-type="string">
            <text:p>Szint</text:p>
          </table:table-cell>
          <table:table-cell table:style-name="ce714" office:value-type="string" calcext:value-type="string">
            <text:p>KÉ</text:p>
          </table:table-cell>
          <table:table-cell table:style-name="ce714" office:value-type="string" calcext:value-type="string">
            <text:p>TÉ/CÉ</text:p>
          </table:table-cell>
          <table:table-cell table:style-name="ce714" office:value-type="string" calcext:value-type="string">
            <text:p>VÉ</text:p>
          </table:table-cell>
          <table:table-cell table:style-name="ce714" table:content-validation-name="val147" office:value-type="string" calcext:value-type="string">
            <text:p>Harckeret</text:p>
          </table:table-cell>
          <table:table-cell table:style-name="ce7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9" calcext:value-type="float">
            <text:p>9</text:p>
          </table:table-cell>
          <table:table-cell table:style-name="ce618" table:content-validation-name="val42" table:formula="of:=VLOOKUP([.$C14];harcmodorok;2)+[.$E$4]" office:value-type="float" office:value="47" calcext:value-type="float">
            <text:p>47</text:p>
          </table:table-cell>
          <table:table-cell table:style-name="ce618" table:content-validation-name="val42" table:formula="of:=VLOOKUP([.$C14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4];harcmodorok;4)+[.$E$6]" office:value-type="float" office:value="153" calcext:value-type="float">
            <text:p>153</text:p>
          </table:table-cell>
          <table:table-cell table:style-name="ce618" table:content-validation-name="val147" table:formula="of:=[.C14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4" calcext:value-type="float">
            <text:p>4</text:p>
          </table:table-cell>
          <table:table-cell table:style-name="ce618" table:content-validation-name="val42" table:formula="of:=VLOOKUP([.$C15];harcmodorok;2)+[.$E$4]" office:value-type="float" office:value="42" calcext:value-type="float">
            <text:p>42</text:p>
          </table:table-cell>
          <table:table-cell table:style-name="ce618" table:content-validation-name="val42" table:formula="of:=VLOOKUP([.$C15];harcmodorok;3)+[.$E$5]" office:value-type="float" office:value="29" calcext:value-type="float">
            <text:p>29</text:p>
          </table:table-cell>
          <table:table-cell table:style-name="ce618" table:content-validation-name="val42" table:formula="of:=VLOOKUP([.$C15];harcmodorok;4)+[.$E$6]" office:value-type="float" office:value="138" calcext:value-type="float">
            <text:p>138</text:p>
          </table:table-cell>
          <table:table-cell table:style-name="ce618" table:content-validation-name="val147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6];harcmodorok;3)+[.$E$5]" office:value-type="float" office:value="-4" calcext:value-type="float">
            <text:p>-4</text:p>
          </table:table-cell>
          <table:table-cell table:style-name="ce618" table:content-validation-name="val42" table:formula="of:=VLOOKUP([.$C16];harcmodorok;4)+[.$E$6]" office:value-type="float" office:value="105" calcext:value-type="float">
            <text:p>105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7];harcmodorok;3)+[.$E$5]" office:value-type="float" office:value="-4" calcext:value-type="float">
            <text:p>-4</text:p>
          </table:table-cell>
          <table:table-cell table:style-name="ce618" table:content-validation-name="val42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8];harcmodorok;3)+[.$E$8]" office:value-type="float" office:value="-36" calcext:value-type="float">
            <text:p>-3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8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9];harcmodorok;3)+[.$E$8]" office:value-type="float" office:value="-36" calcext:value-type="float">
            <text:p>-3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20];harcmodorok;3)+[.$E$8]" office:value-type="float" office:value="-36" calcext:value-type="float">
            <text:p>-3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8" calcext:value-type="float">
            <text:p>8</text:p>
          </table:table-cell>
          <table:table-cell table:style-name="ce618" table:content-validation-name="val42" table:formula="of:=VLOOKUP([.$C21];harcmodorok;2)+[.$E$4]" office:value-type="float" office:value="46" calcext:value-type="float">
            <text:p>46</text:p>
          </table:table-cell>
          <table:table-cell table:style-name="ce618" table:content-validation-name="val42" table:formula="of:=VLOOKUP([.$C21];harcmodorok;3)+[.$E$8]" office:value-type="float" office:value="9" calcext:value-type="float">
            <text:p>9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10" calcext:value-type="float">
            <text:p>10</text:p>
          </table:table-cell>
          <table:table-cell table:style-name="ce759" table:content-validation-name="val42" table:formula="of:=VLOOKUP([.$C21];harcmodorok;4)+[.$E$8]" office:value-type="float" office:value="9" calcext:value-type="float" table:number-columns-spanned="2" table:number-rows-spanned="1">
            <text:p>9</text:p>
          </table:table-cell>
          <table:covered-table-cell table:style-name="ce797" table:content-validation-name="val42"/>
          <table:table-cell table:style-name="ce533" table:number-columns-repeated="2"/>
          <table:table-cell table:number-columns-repeated="2"/>
          <table:table-cell table:style-name="ce533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0">
          <table:table-cell table:style-name="ce545" table:number-columns-spanned="9" table:number-rows-spanned="1"/>
          <table:covered-table-cell table:number-columns-repeated="7" table:style-name="ce545"/>
          <table:covered-table-cell table:style-name="ce980"/>
          <table:table-cell table:style-name="ce54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4"/>
          <table:covered-table-cell table:number-columns-repeated="5" table:style-name="ce580"/>
          <table:covered-table-cell table:style-name="ce654"/>
          <table:covered-table-cell table:style-name="ce87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66" table:content-validation-name="val53" office:value-type="string" calcext:value-type="string">
            <text:p>Fegyver</text:p>
          </table:table-cell>
          <table:table-cell table:style-name="ce655" table:content-validation-name="val53" office:value-type="string" calcext:value-type="string">
            <text:p>Sebesség</text:p>
          </table:table-cell>
          <table:table-cell table:style-name="ce726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26" office:value-type="string" calcext:value-type="string">
            <text:p>SP</text:p>
          </table:table-cell>
          <table:table-cell table:style-name="ce726" office:value-type="string" calcext:value-type="string" table:number-columns-spanned="2" table:number-rows-spanned="1">
            <text:p>Komment</text:p>
          </table:table-cell>
          <table:covered-table-cell table:style-name="ce657"/>
          <table:table-cell table:style-name="ce545"/>
          <table:table-cell table:style-name="ce840"/>
          <table:table-cell table:number-columns-repeated="2"/>
          <table:table-cell table:style-name="ce840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3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3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3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3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6"/>
          <table:table-cell table:style-name="ce646" table:number-columns-repeated="2"/>
          <table:table-cell table:style-name="ce1095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8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26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733" table:content-validation-name="val42" table:formula="of:=IFERROR(VLOOKUP([.$A26];kezifegyverek_all;9;0)+[.$C26]*[Data.$E$47];[Data.$K$38])" office:value-type="float" office:value="6" calcext:value-type="float">
            <text:p>6</text:p>
          </table:table-cell>
          <table:table-cell table:style-name="ce733" table:content-validation-name="val42" table:formula="of:=IFERROR(VLOOKUP([.$A26];kezifegyverek_all;10;0)+[.$C26]*[Data.$E$47];[Data.$K$38])" office:value-type="float" office:value="8" calcext:value-type="float">
            <text:p>8</text:p>
          </table:table-cell>
          <table:table-cell table:style-name="ce733" table:content-validation-name="val42" table:formula="of:=IFERROR(VLOOKUP([.$A26];kezifegyverek_all;11;0)+[.$C26]*[Data.$E$47];[Data.$K$38])" office:value-type="float" office:value="8" calcext:value-type="float">
            <text:p>8</text:p>
          </table:table-cell>
          <table:table-cell table:style-name="ce733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3 S/V" calcext:value-type="string">
            <text:p>3 S/V</text:p>
          </table:table-cell>
          <table:table-cell table:style-name="ce936" table:content-validation-name="val53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5">
          <table:table-cell table:style-name="ce572" table:content-validation-name="val97" office:value-type="string" calcext:value-type="string">
            <text:p>Kés</text:p>
          </table:table-cell>
          <table:table-cell table:style-name="ce512" table:content-validation-name="val108" table:formula="of:=IFNA(VLOOKUP([.$A27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733" table:content-validation-name="val42" table:formula="of:=IFERROR(VLOOKUP([.$A27];kezifegyverek_all;9;0)+[.$C27]*[Data.$E$47];[Data.$K$38])" office:value-type="float" office:value="6" calcext:value-type="float">
            <text:p>6</text:p>
          </table:table-cell>
          <table:table-cell table:style-name="ce733" table:content-validation-name="val42" table:formula="of:=IFERROR(VLOOKUP([.$A27];kezifegyverek_all;10;0)+[.$C27]*[Data.$E$47];[Data.$K$38])" office:value-type="float" office:value="7" calcext:value-type="float">
            <text:p>7</text:p>
          </table:table-cell>
          <table:table-cell table:style-name="ce733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33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2 S/V" calcext:value-type="string">
            <text:p>2 S/V</text:p>
          </table:table-cell>
          <table:table-cell table:style-name="ce93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8" table:content-validation-name="val97" office:value-type="string" calcext:value-type="string">
            <text:p>Béltépő</text:p>
          </table:table-cell>
          <table:table-cell table:style-name="ce512" table:content-validation-name="val108" table:formula="of:=IFNA(VLOOKUP([.$A28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733" table:content-validation-name="val42" table:formula="of:=IFERROR(VLOOKUP([.$A28];kezifegyverek_all;9;0)+[.$C28]*[Data.$E$47];[Data.$K$38])" office:value-type="float" office:value="6" calcext:value-type="float">
            <text:p>6</text:p>
          </table:table-cell>
          <table:table-cell table:style-name="ce733" table:content-validation-name="val42" table:formula="of:=IFERROR(VLOOKUP([.$A28];kezifegyverek_all;10;0)+[.$C28]*[Data.$E$47];[Data.$K$38])" office:value-type="float" office:value="8" calcext:value-type="float">
            <text:p>8</text:p>
          </table:table-cell>
          <table:table-cell table:style-name="ce733" table:content-validation-name="val42" table:formula="of:=IFERROR(VLOOKUP([.$A28];kezifegyverek_all;11;0)+[.$C28]*[Data.$E$47];[Data.$K$38])" office:value-type="float" office:value="8" calcext:value-type="float">
            <text:p>8</text:p>
          </table:table-cell>
          <table:table-cell table:style-name="ce733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3 S" calcext:value-type="string">
            <text:p>3 S</text:p>
          </table:table-cell>
          <table:table-cell table:style-name="ce936" table:formula="of:=COM.MICROSOFT.CONCAT(IF(VLOOKUP([.$A28];kezifegyverek_all;7;0)=1;&quot;MK szabály!&quot;;&quot;&quot;); VLOOKUP([.$A28];kezifegyverek_all;14;0))" office:value-type="string" office:string-value="Ha minimum 11 SP lett a sebződobás, akkor +5 SP jár.&#10;Páncélos ellenfélnél minden esetben elakad,  ha átment rajta a sebzés.&#10;Páncéltalan esetén: K6 dobás: &#10;1-2 a fegyver elakad a testben,  ha átment rajta a sebzés." calcext:value-type="string" table:number-columns-spanned="2" table:number-rows-spanned="1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8" table:content-validation-name="val97" office:value-type="string" calcext:value-type="string">
            <text:p>Garott</text:p>
          </table:table-cell>
          <table:table-cell table:style-name="ce512" table:content-validation-name="val108" table:formula="of:=IFNA(VLOOKUP([.$A29];kezifegyverek_all;12;0);[Data.$K$38])" office:value-type="string" office:string-value="-" calcext:value-type="string">
            <text:p>-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733" table:content-validation-name="val42" table:formula="of:=IFERROR(VLOOKUP([.$A29];kezifegyverek_all;9;0)+[.$C29]*[Data.$E$47];[Data.$K$38])" office:value-type="float" office:value="4" calcext:value-type="float">
            <text:p>4</text:p>
          </table:table-cell>
          <table:table-cell table:style-name="ce733" table:content-validation-name="val42" table:formula="of:=IFERROR(VLOOKUP([.$A29];kezifegyverek_all;10;0)+[.$C29]*[Data.$E$47];[Data.$K$38])" office:value-type="float" office:value="4" calcext:value-type="float">
            <text:p>4</text:p>
          </table:table-cell>
          <table:table-cell table:style-name="ce733" table:content-validation-name="val42" table:formula="of:=IFERROR(VLOOKUP([.$A29];kezifegyverek_all;11;0)+[.$C29]*[Data.$E$47];[Data.$K$38])" office:value-type="float" office:value="4" calcext:value-type="float">
            <text:p>4</text:p>
          </table:table-cell>
          <table:table-cell table:style-name="ce733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9 V" calcext:value-type="string">
            <text:p>9 V</text:p>
          </table:table-cell>
          <table:table-cell table:style-name="ce936" table:formula="of:=COM.MICROSOFT.CONCAT(IF(VLOOKUP([.$A29];kezifegyverek_all;7;0)=1;&quot;MK szabály!&quot;;&quot;&quot;); VLOOKUP([.$A29];kezifegyverek_all;14;0))" office:value-type="string" office:string-value="Csak orvtámadásban használható.&#10;Erőbónusz 1:1-ben adódik hozzá." calcext:value-type="string" table:number-columns-spanned="2" table:number-rows-spanned="1">
            <text:p>Csak orvtámadásban használható.</text:p>
            <text:p>Erőbónusz 1:1-ben adódik hozzá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3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3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3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3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7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835"/>
          <table:table-cell table:style-name="Default" table:number-columns-repeated="3"/>
          <table:table-cell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7"/>
          <table:table-cell table:style-name="ce545"/>
          <table:table-cell table:style-name="Default" table:number-columns-repeated="3"/>
          <table:table-cell table:style-name="ce840"/>
          <table:table-cell table:style-name="ce646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66" table:content-validation-name="val98" office:value-type="string" calcext:value-type="string">
            <text:p>Távolsági fegyver</text:p>
          </table:table-cell>
          <table:table-cell table:style-name="ce655" table:content-validation-name="val53" office:value-type="string" calcext:value-type="string">
            <text:p>Sebesség</text:p>
          </table:table-cell>
          <table:table-cell table:style-name="ce726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26" office:value-type="string" calcext:value-type="string">
            <text:p>SP</text:p>
          </table:table-cell>
          <table:table-cell table:style-name="ce726" office:value-type="string" calcext:value-type="string" table:number-columns-spanned="2" table:number-rows-spanned="1">
            <text:p>Hatótáv + Komment</text:p>
          </table:table-cell>
          <table:covered-table-cell table:style-name="ce657"/>
          <table:table-cell table:style-name="ce545"/>
          <table:table-cell table:style-name="Default" table:number-columns-repeated="3"/>
          <table:table-cell table:style-name="ce840"/>
          <table:table-cell table:style-name="ce533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8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3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3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3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3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5">
          <table:table-cell table:style-name="ce572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3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3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3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3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6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4" table:content-validation-name="val109"/>
          <table:table-cell table:style-name="ce655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3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3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37" calcext:value-type="float">
            <text:p>37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34" calcext:value-type="float">
            <text:p>34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43" calcext:value-type="float">
            <text:p>143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47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733" table:content-validation-name="val126" table:formula="of:=IF(ISNUMBER(VLOOKUP([.$A26];kezifegyverek_all;12;0));1+ROUNDDOWN(VLOOKUP(VLOOKUP([.$A26];kezifegyverek_all;13;0);harcmodor_harcertekek;7;0)/VLOOKUP([.$A26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53" calcext:value-type="float">
            <text:p>53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52" calcext:value-type="float">
            <text:p>52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61" calcext:value-type="float">
            <text:p>161</text:p>
          </table:table-cell>
          <table:table-cell table:style-name="ce733" table:content-validation-name="val149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Kés" calcext:value-type="string" table:number-columns-spanned="2" table:number-rows-spanned="1">
            <text:p>Kés</text:p>
          </table:table-cell>
          <table:covered-table-cell table:style-name="ce525" table:content-validation-name="val102"/>
          <table:table-cell table:style-name="ce733" table:content-validation-name="val126" table:formula="of:=IF(ISNUMBER(VLOOKUP([.$A27];kezifegyverek_all;12;0));1+ROUNDDOWN(VLOOKUP(VLOOKUP([.$A27];kezifegyverek_all;13;0);harcmodor_harcertekek;7;0)/VLOOKUP([.$A27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53" calcext:value-type="float">
            <text:p>53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1" calcext:value-type="float">
            <text:p>51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8" calcext:value-type="float">
            <text:p>158</text:p>
          </table:table-cell>
          <table:table-cell table:style-name="ce733" table:content-validation-name="val149" table:formula="of:=[.G27]" office:value-type="string" office:string-value="2 S/V" calcext:value-type="string">
            <text:p>2 S/V</text:p>
          </table:table-cell>
          <table:table-cell table:style-name="ce947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525" table:content-validation-name="val102"/>
          <table:table-cell table:style-name="ce733" table:content-validation-name="val126" table:formula="of:=IF(ISNUMBER(VLOOKUP([.$A28];kezifegyverek_all;12;0));1+ROUNDDOWN(VLOOKUP(VLOOKUP([.$A28];kezifegyverek_all;13;0);harcmodor_harcertekek;7;0)/VLOOKUP([.$A28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53" calcext:value-type="float">
            <text:p>53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61" calcext:value-type="float">
            <text:p>161</text:p>
          </table:table-cell>
          <table:table-cell table:style-name="ce733" table:content-validation-name="val149" table:formula="of:=[.G28]" office:value-type="string" office:string-value="3 S" calcext:value-type="string">
            <text:p>3 S</text:p>
          </table:table-cell>
          <table:table-cell table:style-name="ce947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Garott" calcext:value-type="string" table:number-columns-spanned="2" table:number-rows-spanned="1">
            <text:p>Garott</text:p>
          </table:table-cell>
          <table:covered-table-cell table:style-name="ce525" table:content-validation-name="val102"/>
          <table:table-cell table:style-name="ce733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float" office:value="51" calcext:value-type="float">
            <text:p>51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float" office:value="48" calcext:value-type="float">
            <text:p>48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float" office:value="157" calcext:value-type="float">
            <text:p>157</text:p>
          </table:table-cell>
          <table:table-cell table:style-name="ce733" table:content-validation-name="val149" table:formula="of:=[.G29]" office:value-type="string" office:string-value="9 V" calcext:value-type="string">
            <text:p>9 V</text:p>
          </table:table-cell>
          <table:table-cell table:style-name="ce947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3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3" table:content-validation-name="val149" table:formula="of:=[.G30]" office:value-type="string" office:string-value="N/A" calcext:value-type="string">
            <text:p>N/A</text:p>
          </table:table-cell>
          <table:table-cell table:style-name="ce947" table:number-columns-spanned="2" table:number-rows-spanned="1"/>
          <table:covered-table-cell table:style-name="ce803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80" table:number-columns-spanned="3" table:number-rows-spanned="1"/>
          <table:covered-table-cell table:number-columns-repeated="2" table:style-name="ce947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80" table:content-validation-name="val153"/>
          <table:covered-table-cell table:style-name="ce947"/>
          <table:covered-table-cell table:style-name="ce533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3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7"/>
          <table:table-cell table:style-name="ce533"/>
          <table:table-cell/>
          <table:table-cell table:style-name="Default" table:number-columns-repeated="6"/>
          <table:table-cell table:number-columns-repeated="5"/>
          <table:table-cell table:style-name="ce53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5"/>
          <table:table-cell table:style-name="ce533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45"/>
          <table:table-cell/>
          <table:table-cell table:style-name="Default" table:number-columns-repeated="6"/>
          <table:table-cell table:number-columns-repeated="5"/>
          <table:table-cell table:style-name="ce53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5"/>
          <table:table-cell/>
          <table:table-cell table:style-name="Default" table:number-columns-repeated="6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98"/>
          <table:table-cell table:style-name="ce816" table:content-validation-name="val125" office:value-type="string" calcext:value-type="string">
            <text:p>Tám/kör</text:p>
          </table:table-cell>
          <table:table-cell table:style-name="ce816" office:value-type="string" calcext:value-type="string">
            <text:p>KÉ</text:p>
          </table:table-cell>
          <table:table-cell table:style-name="ce816" office:value-type="string" calcext:value-type="string">
            <text:p>TÉ</text:p>
          </table:table-cell>
          <table:table-cell table:style-name="ce816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4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9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N/A / N/A" calcext:value-type="string">
            <text:p>N/A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9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7" table:number-columns-repeated="2"/>
          <table:table-cell table:style-name="ce633"/>
          <table:table-cell table:style-name="ce657"/>
          <table:table-cell table:style-name="ce633" table:number-columns-repeated="3"/>
          <table:table-cell table:style-name="ce1034"/>
          <table:table-cell table:style-name="ce54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20" office:value-type="string" calcext:value-type="string">
            <text:p>Harckeret</text:p>
          </table:table-cell>
          <table:table-cell table:style-name="ce820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20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8" table:number-columns-spanned="2" table:number-rows-spanned="1"/>
          <table:covered-table-cell table:style-name="ce698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8" office:value-type="string" calcext:value-type="string">
            <text:p>Szúró</text:p>
          </table:table-cell>
          <table:table-cell table:style-name="ce748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6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3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3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45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00" table:content-validation-name="val115" table:number-columns-spanned="2" table:number-rows-spanned="1"/>
          <table:covered-table-cell table:style-name="ce748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3"/>
          <table:table-cell table:style-name="ce866" table:content-validation-name="val167" table:formula="of:=IF([.$B$53]&gt;0;[.L$60];[$Data.$L$53])" office:value-type="string" office:string-value="N/A" calcext:value-type="string">
            <text:p>N/A</text:p>
          </table:table-cell>
          <table:table-cell table:style-name="ce1077" table:content-validation-name="val167" table:formula="of:=IF([.$B$53]&gt;0;[.M$60];[$Data.$L$53])" office:value-type="string" office:string-value="N/A" calcext:value-type="string">
            <text:p>N/A</text:p>
          </table:table-cell>
          <table:table-cell table:style-name="ce1077" table:content-validation-name="val167" table:formula="of:=IF([.$B$53]&gt;0;[.N$60];[$Data.$L$53])" office:value-type="string" office:string-value="N/A" calcext:value-type="string">
            <text:p>N/A</text:p>
          </table:table-cell>
          <table:table-cell table:style-name="ce1077" table:content-validation-name="val167" table:formula="of:=IF([.$B$53]&gt;0;[.O$60];0)" office:value-type="string" office:string-value="N/A" calcext:value-type="string">
            <text:p>N/A</text:p>
          </table:table-cell>
          <table:table-cell table:style-name="ce1077" table:formula="of:=[.P60]" office:value-type="float" office:value="0" calcext:value-type="float">
            <text:p>0</text:p>
          </table:table-cell>
          <table:table-cell table:style-name="ce907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700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3" table:number-columns-repeated="3"/>
          <table:table-cell table:style-name="ce749" table:number-columns-repeated="3"/>
          <table:table-cell table:style-name="ce893"/>
          <table:table-cell table:style-name="ce633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00" table:content-validation-name="val117" table:number-columns-spanned="2" table:number-rows-spanned="1"/>
          <table:covered-table-cell table:style-name="ce700"/>
          <table:table-cell table:style-name="ce65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3" table:number-columns-repeated="3"/>
          <table:table-cell table:style-name="ce749" table:number-columns-repeated="3"/>
          <table:table-cell table:style-name="ce893"/>
          <table:table-cell table:style-name="ce633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3" table:content-validation-name="val118" table:number-columns-spanned="2" table:number-rows-spanned="1"/>
          <table:covered-table-cell table:style-name="ce703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6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6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3" table:number-columns-repeated="2"/>
          <table:table-cell table:style-name="ce749" table:number-columns-repeated="3"/>
          <table:table-cell table:style-name="ce893"/>
          <table:table-cell table:style-name="ce633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935"/>
          <table:table-cell table:style-name="ce721"/>
          <table:table-cell table:style-name="ce545" table:number-columns-repeated="2"/>
          <table:table-cell table:number-columns-repeated="3"/>
          <table:table-cell table:style-name="ce545"/>
          <table:table-cell table:style-name="ce980"/>
          <table:table-cell table:style-name="ce533" table:number-columns-repeated="3"/>
          <table:table-cell table:style-name="ce749" table:number-columns-repeated="3"/>
          <table:table-cell table:style-name="ce893"/>
          <table:table-cell table:style-name="ce633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4" calcext:value-type="float" table:number-columns-spanned="3" table:number-rows-spanned="1">
            <text:p>14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9" table:number-columns-repeated="6"/>
          <table:table-cell table:style-name="ce893"/>
          <table:table-cell table:style-name="ce633"/>
          <table:table-cell table:style-name="ce749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66"/>
          <table:table-cell table:style-name="ce710"/>
          <table:table-cell table:style-name="ce773"/>
          <table:table-cell table:style-name="ce90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68"/>
          <table:table-cell table:style-name="ce716"/>
          <table:table-cell table:style-name="ce777"/>
          <table:table-cell table:style-name="ce903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5"/>
          <table:table-cell table:style-name="ce719"/>
          <table:table-cell table:style-name="ce778"/>
          <table:table-cell table:style-name="ce904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6"/>
          <table:table-cell table:style-name="ce725"/>
          <table:table-cell table:style-name="ce780"/>
          <table:table-cell table:style-name="ce911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7"/>
          <table:table-cell table:style-name="ce727"/>
          <table:table-cell table:style-name="ce781"/>
          <table:table-cell table:style-name="ce912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9"/>
          <table:covered-table-cell table:style-name="ce825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8" calcext:value-type="float">
            <text:p>-8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8" calcext:value-type="float">
            <text:p>-18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8" calcext:value-type="float">
            <text:p>-28</text:p>
          </table:table-cell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9"/>
          <table:table-cell table:style-name="ce533" table:number-columns-repeated="6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33"/>
          <table:table-cell table:style-name="ce556"/>
          <table:table-cell table:style-name="ce533" table:number-columns-repeated="13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 table:number-rows-repeated="65465">
          <table:table-cell table:style-name="ce533" table:number-columns-repeated="15"/>
          <table:table-cell table:style-name="ce646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 table:number-rows-repeated="9">
          <table:table-cell table:style-name="ce53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11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11"/>
        <table:table-column table:style-name="co53" table:default-cell-style-name="ce611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14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7" calcext:value-type="float">
            <text:p>17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1432" calcext:value-type="float" table:number-columns-spanned="2" table:number-rows-spanned="1">
            <text:p>1432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float" office:value="67" calcext:value-type="float" table:number-columns-spanned="3" table:number-rows-spanned="1">
            <text:p>6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office:value-type="string" calcext:value-type="string" table:number-columns-spanned="4" table:number-rows-spanned="1">
            <text:p>Magasmágia</text:p>
          </table:table-cell>
          <table:covered-table-cell table:style-name="ce701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14" calcext:value-type="float">
            <text:p>14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214" calcext:value-type="float">
            <text:p>214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Elemi mágia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15" calcext:value-type="float">
            <text:p>15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244" calcext:value-type="float">
            <text:p>244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Mentálmágia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12" calcext:value-type="float">
            <text:p>12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160" calcext:value-type="float">
            <text:p>16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8" table:content-validation-name="val168" table:number-columns-spanned="4" table:number-rows-spanned="1"/>
          <table:covered-table-cell table:style-name="ce136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Asztrálmágia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11" calcext:value-type="float">
            <text:p>11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136" calcext:value-type="float">
            <text:p>136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office:value-type="string" calcext:value-type="string" table:number-columns-spanned="4" table:number-rows-spanned="1">
            <text:p>Természeti jelenségek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10" calcext:value-type="float">
            <text:p>1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114" calcext:value-type="float">
            <text:p>114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office:value-type="string" calcext:value-type="string" table:number-columns-spanned="4" table:number-rows-spanned="1">
            <text:p>Nekromancia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8" calcext:value-type="float">
            <text:p>8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Illúziók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8" calcext:value-type="float">
            <text:p>8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3" calcext:value-type="float">
            <text:p>3</text:p>
          </table:table-cell>
          <table:table-cell table:style-name="ce1041" table:content-validation-name="val42" table:formula="of:=[.$E14]*[$Data.$K$14]" office:value-type="float" office:value="45" calcext:value-type="float">
            <text:p>45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Belső síkok lényeinek idézése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8" calcext:value-type="float">
            <text:p>8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4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13" calcext:value-type="float">
            <text:p>13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186" calcext:value-type="float">
            <text:p>186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06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8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4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4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4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1</text:p>
          </table:table-cell>
          <table:covered-table-cell table:number-columns-repeated="2" table:style-name="ce701"/>
          <table:table-cell table:style-name="ce953" office:value-type="float" office:value="2" calcext:value-type="float">
            <text:p>2</text:p>
          </table:table-cell>
          <table:table-cell table:style-name="ce405" office:value-type="float" office:value="2" calcext:value-type="float">
            <text:p>2</text:p>
          </table:table-cell>
          <table:table-cell table:style-name="ce1005" table:content-validation-name="val42" table:formula="of:=[.$L22]*[$Data.$K$14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4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2</text:p>
          </table:table-cell>
          <table:covered-table-cell table:number-columns-repeated="2" table:style-name="ce701"/>
          <table:table-cell table:style-name="ce953" office:value-type="float" office:value="2" calcext:value-type="float">
            <text:p>2</text:p>
          </table:table-cell>
          <table:table-cell table:style-name="ce405" office:value-type="float" office:value="2" calcext:value-type="float">
            <text:p>2</text:p>
          </table:table-cell>
          <table:table-cell table:style-name="ce1006" table:content-validation-name="val42" table:formula="of:=[.$L23]*[$Data.$K$14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4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3</text:p>
          </table:table-cell>
          <table:covered-table-cell table:number-columns-repeated="2" table:style-name="ce701"/>
          <table:table-cell table:style-name="ce95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1007" table:content-validation-name="val42" table:formula="of:=[.$L24]*[$Data.$K$14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4</text:p>
          </table:table-cell>
          <table:covered-table-cell table:number-columns-repeated="2" table:style-name="ce701"/>
          <table:table-cell table:style-name="ce95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1008" table:content-validation-name="val42" table:formula="of:=[.$L25]*[$Data.$K$14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8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1115"/>
          <table:table-cell table:style-name="ce954" office:value-type="float" office:value="1" calcext:value-type="float">
            <text:p>1</text:p>
          </table:table-cell>
          <table:table-cell table:style-name="ce972" office:value-type="float" office:value="1" calcext:value-type="float">
            <text:p>1</text:p>
          </table:table-cell>
          <table:table-cell table:style-name="ce1009" table:content-validation-name="val42" table:formula="of:=[.$L26]*[$Data.$K$14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7" table:number-columns-spanned="4" table:number-rows-spanned="1"/>
          <table:covered-table-cell table:number-columns-repeated="3" table:style-name="ce113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7" table:number-columns-spanned="4" table:number-rows-spanned="1"/>
          <table:covered-table-cell table:number-columns-repeated="3" table:style-name="ce113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15">
          <table:table-cell table:style-name="ce1120" table:content-validation-name="val53" table:number-columns-spanned="13" table:number-rows-spanned="1"/>
          <table:covered-table-cell table:number-columns-repeated="11" table:style-name="ce1120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1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52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621" office:value-type="string" calcext:value-type="string">
            <text:p>Átütés</text:p>
          </table:table-cell>
          <table:table-cell table:style-name="ce1621" office:value-type="string" calcext:value-type="string">
            <text:p>Íves</text:p>
          </table:table-cell>
          <table:table-cell table:style-name="ce1631" office:value-type="string" calcext:value-type="string">
            <text:p>1,5 kezes</text:p>
          </table:table-cell>
          <table:table-cell table:style-name="ce1621" office:value-type="string" calcext:value-type="string">
            <text:p>Pengehossz</text:p>
          </table:table-cell>
          <table:table-cell table:style-name="ce1621" office:value-type="string" calcext:value-type="string">
            <text:p>KÉ</text:p>
          </table:table-cell>
          <table:table-cell table:style-name="ce1621" office:value-type="string" calcext:value-type="string">
            <text:p>TÉ</text:p>
          </table:table-cell>
          <table:table-cell table:style-name="ce1621" office:value-type="string" calcext:value-type="string">
            <text:p>VÉ</text:p>
          </table:table-cell>
          <table:table-cell table:style-name="ce1621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658" office:value-type="string" calcext:value-type="string">
            <text:p>Megjegyzés</text:p>
          </table:table-cell>
          <table:table-cell table:style-name="ce1683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632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684" table:number-columns-repeated="241"/>
          <table:table-cell table:number-columns-repeated="16128"/>
        </table:table-row>
        <table:table-row table:style-name="ro17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52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37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5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7">
          <table:table-cell table:style-name="ce1489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22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1">
          <table:table-cell table:style-name="ce1364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23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9">
          <table:table-cell table:style-name="ce1454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33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650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4"/>
          <table:table-cell table:number-columns-repeated="16369"/>
        </table:table-row>
        <table:table-row table:style-name="ro20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650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650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89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89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50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90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33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650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650" office:value-type="string" calcext:value-type="string">
            <text:p>zúzás</text:p>
          </table:table-cell>
          <table:table-cell table:style-name="ce16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633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651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89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89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89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651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89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5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7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38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655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54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5"/>
          <table:table-cell table:style-name="ce1640"/>
          <table:table-cell table:style-name="ce1612" office:value-type="string" calcext:value-type="string">
            <text:p>20m</text:p>
          </table:table-cell>
          <table:table-cell table:number-columns-repeated="2" table:style-name="ce1612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50" office:value-type="string" calcext:value-type="string">
            <text:p>hajítás</text:p>
          </table:table-cell>
          <table:table-cell table:style-name="ce1674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6" table:number-columns-repeated="2"/>
          <table:table-cell table:style-name="ce1613" office:value-type="string" calcext:value-type="string">
            <text:p>5m + (Erő x 3)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6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2"/>
          <table:table-cell table:style-name="ce55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5"/>
          <table:table-cell table:style-name="ce1640"/>
          <table:table-cell table:style-name="ce1612" office:value-type="string" calcext:value-type="string">
            <text:p>4m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50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20" office:value-type="string" calcext:value-type="string">
            <text:p>15m</text:p>
          </table:table-cell>
          <table:table-cell table:style-name="ce1620" office:value-type="float" office:value="12" calcext:value-type="float">
            <text:p>12</text:p>
          </table:table-cell>
          <table:table-cell table:style-name="ce1620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48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7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20" office:value-type="string" calcext:value-type="string">
            <text:p>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50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 table:number-columns-repeated="2"/>
          <table:table-cell table:style-name="ce1613" office:value-type="string" calcext:value-type="string">
            <text:p>10m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79" office:value-type="string" calcext:value-type="string">
            <text:p>Sebesülés az esés következtében lehet.</text:p>
          </table:table-cell>
          <table:table-cell table:style-name="ce557" table:number-columns-repeated="241"/>
          <table:table-cell table:number-columns-repeated="16128"/>
        </table:table-row>
        <table:table-row table:style-name="ro25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2"/>
          <table:table-cell table:style-name="ce1613" office:value-type="string" calcext:value-type="string">
            <text:p>70m</text:p>
          </table:table-cell>
          <table:table-cell table:number-columns-repeated="2" table:style-name="ce1613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50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5" calcext:value-type="float">
            <text:p>-5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15m</text:p>
          </table:table-cell>
          <table:table-cell table:style-name="ce1614" office:value-type="float" office:value="12" calcext:value-type="float">
            <text:p>12</text:p>
          </table:table-cell>
          <table:table-cell table:style-name="ce161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50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64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9" table:number-columns-repeated="2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54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630"/>
          <table:table-cell table:style-name="ce1640"/>
          <table:table-cell table:style-name="ce1612" office:value-type="string" calcext:value-type="string">
            <text:p>60m</text:p>
          </table:table-cell>
          <table:table-cell table:number-columns-repeated="2" table:style-name="ce1612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50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1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50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16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50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1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50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string" calcext:value-type="string">
            <text:p>spec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2"/>
          <table:table-cell table:style-name="ce1613" office:value-type="string" calcext:value-type="string">
            <text:p>16m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6" office:value-type="string" calcext:value-type="string">
            <text:p>íjászat</text:p>
          </table:table-cell>
          <table:table-cell table:style-name="ce16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6" table:number-columns-repeated="2"/>
          <table:table-cell table:style-name="ce1613" office:value-type="string" calcext:value-type="string">
            <text:p>30m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íjászat</text:p>
          </table:table-cell>
          <table:table-cell table:style-name="ce1679"/>
          <table:table-cell table:style-name="ce5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625"/>
          <table:table-cell table:style-name="ce1640"/>
          <table:table-cell table:style-name="ce1612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50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8" calcext:value-type="float">
            <text:p>8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50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15" calcext:value-type="float">
            <text:p>15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50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14" office:value-type="float" office:value="20" calcext:value-type="float">
            <text:p>2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50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27"/>
          <table:table-cell table:style-name="ce1640"/>
          <table:table-cell table:style-name="ce161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50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4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629" table:number-columns-repeated="2"/>
          <table:table-cell table:style-name="ce1615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lövészet</text:p>
          </table:table-cell>
          <table:table-cell table:style-name="ce1682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82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52"/>
          <table:table-cell table:number-columns-repeated="12"/>
          <table:table-cell table:style-name="ce611"/>
          <table:table-cell table:number-columns-repeated="16370"/>
        </table:table-row>
        <table:table-row table:style-name="ro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6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6"/>
          <table:covered-table-cell table:style-name="ce617"/>
          <table:covered-table-cell table:style-name="ce1416"/>
          <table:covered-table-cell table:style-name="ce1489"/>
          <table:covered-table-cell table:style-name="ce260"/>
          <table:covered-table-cell table:style-name="ce617"/>
          <table:covered-table-cell table:style-name="ce141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6"/>
          <table:table-cell table:style-name="ce617"/>
          <table:table-cell table:style-name="ce1416"/>
          <table:table-cell table:style-name="ce1489"/>
          <table:table-cell table:style-name="ce260"/>
          <table:table-cell table:style-name="ce617"/>
          <table:table-cell table:style-name="ce141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57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57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57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57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459"/>
        <table:table-column table:style-name="co70" table:default-cell-style-name="ce1766"/>
        <table:table-column table:style-name="co71" table:default-cell-style-name="ce1459"/>
        <table:table-column table:style-name="co72" table:default-cell-style-name="ce1770"/>
        <table:table-column table:style-name="co14" table:default-cell-style-name="ce1459"/>
        <table:table-column table:style-name="co73" table:default-cell-style-name="ce1459"/>
        <table:table-column table:style-name="co74" table:default-cell-style-name="ce1459"/>
        <table:table-column table:style-name="co75" table:default-cell-style-name="ce1459"/>
        <table:table-column table:style-name="co76" table:default-cell-style-name="ce1459"/>
        <table:table-column table:style-name="co77" table:default-cell-style-name="ce1459"/>
        <table:table-column table:style-name="co78" table:default-cell-style-name="ce1459"/>
        <table:table-column table:style-name="co79" table:default-cell-style-name="ce1459"/>
        <table:table-column table:style-name="co80" table:default-cell-style-name="ce1459"/>
        <table:table-column table:style-name="co14" table:number-columns-repeated="16371" table:default-cell-style-name="ce1459"/>
        <table:table-row table:style-name="ro3">
          <table:table-cell table:style-name="ce175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4"/>
          <table:covered-table-cell table:style-name="ce1769"/>
          <table:covered-table-cell table:number-columns-repeated="8" table:style-name="ce1764"/>
          <table:covered-table-cell/>
          <table:table-cell table:number-columns-repeated="16371"/>
        </table:table-row>
        <table:table-row table:style-name="ro2">
          <table:table-cell/>
          <table:table-cell table:style-name="ce1459"/>
          <table:table-cell table:number-columns-repeated="16382"/>
        </table:table-row>
        <table:table-row table:style-name="ro2">
          <table:table-cell table:style-name="ce1762"/>
          <table:table-cell table:style-name="ce1765" office:value-type="string" calcext:value-type="string">
            <text:p>Max fok</text:p>
          </table:table-cell>
          <table:table-cell/>
          <table:table-cell table:style-name="ce1771" office:value-type="string" calcext:value-type="string">
            <text:p>Nyelvek</text:p>
          </table:table-cell>
          <table:table-cell table:style-name="ce1772" office:value-type="string" calcext:value-type="string">
            <text:p>Rövidítés</text:p>
          </table:table-cell>
          <table:table-cell/>
          <table:table-cell table:style-name="ce1772" office:value-type="string" calcext:value-type="string">
            <text:p>Szabad Hátterek</text:p>
          </table:table-cell>
          <table:table-cell/>
          <table:table-cell table:style-name="ce1772" office:value-type="string" calcext:value-type="string">
            <text:p>Faj Hátterek</text:p>
          </table:table-cell>
          <table:table-cell/>
          <table:table-cell table:style-name="ce1772" office:value-type="string" calcext:value-type="string">
            <text:p>Leíró Hátterek</text:p>
          </table:table-cell>
          <table:table-cell/>
          <table:table-cell table:style-name="ce177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2"/>
          <table:table-cell table:style-name="ce1765"/>
          <table:table-cell table:number-columns-repeated="4"/>
          <table:table-cell table:style-name="ce1762"/>
          <table:table-cell/>
          <table:table-cell table:style-name="ce1762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77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7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7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7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7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7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2" office:value-type="string" calcext:value-type="string">
            <text:p>Bónusz Hátterek</text:p>
          </table:table-cell>
          <table:table-cell/>
          <table:table-cell table:style-name="ce177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2"/>
          <table:table-cell/>
          <table:table-cell table:style-name="ce177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7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7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7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7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3"/>
          <table:table-cell/>
          <table:table-cell table:style-name="ce177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7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2" office:value-type="string" calcext:value-type="string">
            <text:p>Spéci Szabad Hátterek (külön táblázatban)</text:p>
          </table:table-cell>
          <table:table-cell/>
          <table:table-cell table:style-name="ce177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7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3"/>
          <table:table-cell/>
          <table:table-cell table:style-name="Default"/>
          <table:table-cell/>
          <table:table-cell table:style-name="ce177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77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7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7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7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7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7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7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57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57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74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7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45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6" office:value-type="string" calcext:value-type="string">
            <text:p>Karakter pontok (KP) elosztása </text:p>
          </table:table-cell>
          <table:table-cell table:style-name="ce1776"/>
          <table:table-cell table:number-columns-repeated="16382"/>
        </table:table-row>
        <table:table-row table:style-name="ro22">
          <table:table-cell/>
          <table:table-cell table:style-name="ce177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7"/>
          <table:table-cell table:number-columns-repeated="16382"/>
        </table:table-row>
        <table:table-row table:style-name="ro27">
          <table:table-cell/>
          <table:table-cell table:style-name="ce177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7"/>
          <table:table-cell table:number-columns-repeated="16382"/>
        </table:table-row>
        <table:table-row table:style-name="ro27">
          <table:table-cell/>
          <table:table-cell table:style-name="ce177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7"/>
          <table:table-cell table:number-columns-repeated="16382"/>
        </table:table-row>
        <table:table-row table:style-name="ro27">
          <table:table-cell/>
          <table:table-cell table:style-name="ce177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7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78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8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8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1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4" table:default-cell-style-name="ce1459"/>
        <table:table-column table:style-name="co85" table:default-cell-style-name="ce1459"/>
        <table:table-column table:style-name="co86" table:default-cell-style-name="ce1459"/>
        <table:table-column table:style-name="co87" table:default-cell-style-name="ce1459"/>
        <table:table-column table:style-name="co86" table:default-cell-style-name="ce1459"/>
        <table:table-column table:style-name="co39" table:default-cell-style-name="ce1459"/>
        <table:table-column table:style-name="co88" table:default-cell-style-name="ce1459"/>
        <table:table-column table:style-name="co89" table:default-cell-style-name="ce1459"/>
        <table:table-column table:style-name="co90" table:default-cell-style-name="ce1459"/>
        <table:table-column table:style-name="co91" table:default-cell-style-name="ce1459"/>
        <table:table-column table:style-name="co92" table:default-cell-style-name="ce1459"/>
        <table:table-column table:style-name="co93" table:default-cell-style-name="ce1459"/>
        <table:table-column table:style-name="co25" table:default-cell-style-name="ce1459"/>
        <table:table-column table:style-name="co94" table:default-cell-style-name="ce1459"/>
        <table:table-column table:style-name="co95" table:default-cell-style-name="ce1459"/>
        <table:table-column table:style-name="co96" table:default-cell-style-name="ce1459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46"/>
          <table:covered-table-cell table:style-name="ce1559"/>
          <table:covered-table-cell table:style-name="ce1568"/>
          <table:covered-table-cell table:style-name="ce1690"/>
          <table:covered-table-cell table:number-columns-repeated="6" table:style-name="ce1568"/>
          <table:covered-table-cell table:number-columns-repeated="3" table:style-name="ce1749"/>
          <table:covered-table-cell table:style-name="ce1568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46"/>
          <table:table-cell table:style-name="ce1559"/>
          <table:table-cell table:style-name="ce1568"/>
          <table:table-cell table:style-name="ce1690"/>
          <table:table-cell table:style-name="ce1568" table:number-columns-repeated="6"/>
          <table:table-cell table:style-name="ce1749" table:number-columns-repeated="3"/>
          <table:table-cell table:style-name="ce1568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23" office:value-type="string" calcext:value-type="string">
            <text:p>Szint</text:p>
          </table:table-cell>
          <table:table-cell table:style-name="ce1523" office:value-type="string" calcext:value-type="string" table:number-columns-spanned="2" table:number-rows-spanned="1">
            <text:p>KP</text:p>
          </table:table-cell>
          <table:covered-table-cell table:style-name="ce152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510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66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6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6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6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6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6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66"/>
          <table:table-cell table:style-name="ce171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6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28"/>
          <table:table-cell table:number-columns-repeated="240"/>
        </table:table-row>
        <table:table-row table:style-name="ro2">
          <table:table-cell table:style-name="ce15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6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66"/>
          <table:table-cell table:style-name="ce896" table:number-columns-repeated="2"/>
          <table:table-cell/>
          <table:table-cell table:style-name="ce1528" office:value-type="float" office:value="0" calcext:value-type="float">
            <text:p>0</text:p>
          </table:table-cell>
          <table:table-cell table:style-name="ce1528" office:value-type="float" office:value="-10" calcext:value-type="float">
            <text:p>-10</text:p>
          </table:table-cell>
          <table:table-cell table:style-name="ce1528" office:value-type="float" office:value="-20" calcext:value-type="float">
            <text:p>-20</text:p>
          </table:table-cell>
          <table:table-cell table:style-name="ce152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6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6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6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27" table:number-columns-repeated="3"/>
          <table:table-cell table:style-name="ce1766"/>
          <table:table-cell table:style-name="ce1291"/>
          <table:table-cell table:style-name="ce1298"/>
          <table:table-cell table:style-name="ce1291"/>
          <table:table-cell table:style-name="ce176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1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10"/>
          <table:table-cell table:style-name="ce1527" table:number-columns-repeated="3"/>
          <table:table-cell table:style-name="ce1766"/>
          <table:table-cell table:style-name="ce1291"/>
          <table:table-cell table:style-name="ce1298"/>
          <table:table-cell table:style-name="ce1291"/>
          <table:table-cell table:style-name="ce176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1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510"/>
          <table:table-cell table:number-columns-repeated="3"/>
          <table:table-cell table:style-name="ce1766"/>
          <table:table-cell table:number-columns-repeated="3"/>
          <table:table-cell table:style-name="ce17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28"/>
          <table:table-cell table:style-name="ce152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9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88" office:value-type="string" calcext:value-type="string">
            <text:p>Szint</text:p>
          </table:table-cell>
          <table:table-cell table:style-name="ce1788" office:value-type="string" calcext:value-type="string" table:number-columns-spanned="2" table:number-rows-spanned="1">
            <text:p>Átfogó</text:p>
          </table:table-cell>
          <table:covered-table-cell table:style-name="ce1788"/>
          <table:table-cell table:style-name="ce1788" office:value-type="string" calcext:value-type="string" table:number-columns-spanned="2" table:number-rows-spanned="1">
            <text:p>Átlagos</text:p>
          </table:table-cell>
          <table:covered-table-cell table:style-name="ce1788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9" office:value-type="string" calcext:value-type="string">
            <text:p>Erőbónusz</text:p>
          </table:table-cell>
          <table:table-cell table:style-name="ce1719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9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510"/>
          <table:table-cell table:number-columns-repeated="2"/>
          <table:table-cell table:style-name="ce153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10"/>
          <table:table-cell table:number-columns-repeated="2"/>
          <table:table-cell table:style-name="ce155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10"/>
          <table:table-cell table:number-columns-repeated="2"/>
          <table:table-cell table:style-name="ce155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28" office:value-type="string" calcext:value-type="string">
            <text:p>Erőbónusz</text:p>
          </table:table-cell>
          <table:table-cell table:style-name="ce152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53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10"/>
          <table:table-cell table:number-columns-repeated="2"/>
          <table:table-cell table:style-name="ce1536" office:value-type="string" calcext:value-type="string">
            <text:p>Fok</text:p>
          </table:table-cell>
          <table:table-cell table:style-name="ce153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10"/>
          <table:table-cell table:number-columns-repeated="2"/>
          <table:table-cell table:style-name="ce1528" office:value-type="float" office:value="0" calcext:value-type="float">
            <text:p>0</text:p>
          </table:table-cell>
          <table:table-cell table:style-name="ce15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28"/>
          <table:table-cell/>
          <table:table-cell table:style-name="ce153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10"/>
          <table:table-cell table:style-name="ce1485"/>
          <table:table-cell/>
          <table:table-cell table:style-name="ce1528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28"/>
          <table:table-cell/>
          <table:table-cell table:style-name="ce1536" office:value-type="string" calcext:value-type="string">
            <text:p>Fok</text:p>
          </table:table-cell>
          <table:table-cell table:style-name="ce1536" office:value-type="string" calcext:value-type="string">
            <text:p>Sebesség bónusz</text:p>
          </table:table-cell>
          <table:table-cell table:style-name="ce153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10"/>
          <table:table-cell table:number-columns-repeated="2"/>
          <table:table-cell table:style-name="ce1528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10"/>
          <table:table-cell table:number-columns-repeated="2"/>
          <table:table-cell table:style-name="ce1528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10"/>
          <table:table-cell table:number-columns-repeated="5"/>
          <table:table-cell table:style-name="ce176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10"/>
          <table:table-cell table:number-columns-repeated="4"/>
          <table:table-cell table:style-name="ce169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510"/>
          <table:table-cell table:style-name="ce1533" office:value-type="string" calcext:value-type="string" table:number-columns-spanned="2" table:number-rows-spanned="1">
            <text:p>Pajzs</text:p>
          </table:table-cell>
          <table:covered-table-cell/>
          <table:table-cell table:style-name="ce1533" office:value-type="string" calcext:value-type="string">
            <text:p>VÉ</text:p>
          </table:table-cell>
          <table:table-cell table:style-name="ce1533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3" table:number-columns-repeated="4"/>
          <table:table-cell table:number-columns-repeated="243"/>
        </table:table-row>
        <table:table-row table:style-name="ro2">
          <table:table-cell table:style-name="ce15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37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3" table:number-columns-repeated="2"/>
          <table:table-cell table:number-columns-repeated="243"/>
        </table:table-row>
        <table:table-row table:style-name="ro2">
          <table:table-cell table:style-name="ce15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6"/>
          <table:table-cell table:style-name="ce1536" table:content-validation-name="val180" office:value-type="string" calcext:value-type="string">
            <text:p>Fok</text:p>
          </table:table-cell>
          <table:table-cell table:style-name="ce1536" table:content-validation-name="val180" office:value-type="string" calcext:value-type="string">
            <text:p>Bónusz</text:p>
          </table:table-cell>
          <table:table-cell table:style-name="ce646"/>
          <table:table-cell table:style-name="ce1756"/>
          <table:table-cell table:number-columns-repeated="243"/>
        </table:table-row>
        <table:table-row table:style-name="ro2">
          <table:table-cell table:style-name="ce15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6"/>
          <table:table-cell table:style-name="ce1756"/>
          <table:table-cell table:number-columns-repeated="243"/>
        </table:table-row>
        <table:table-row table:style-name="ro2">
          <table:table-cell table:style-name="ce15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6"/>
          <table:table-cell table:style-name="ce1756"/>
          <table:table-cell table:number-columns-repeated="243"/>
        </table:table-row>
        <table:table-row table:style-name="ro2">
          <table:table-cell table:style-name="ce1510"/>
          <table:table-cell table:number-columns-repeated="7"/>
          <table:table-cell table:style-name="ce1766"/>
          <table:table-cell table:style-name="ce646" table:number-columns-repeated="3"/>
          <table:table-cell table:style-name="ce1756"/>
          <table:table-cell table:number-columns-repeated="243"/>
        </table:table-row>
        <table:table-row table:style-name="ro2">
          <table:table-cell table:style-name="ce1510" table:content-validation-name="val53"/>
          <table:table-cell table:style-name="ce1535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56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6" table:content-validation-name="val53"/>
          <table:table-cell table:style-name="ce646" table:content-validation-name="val53"/>
          <table:table-cell table:style-name="ce1756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510" table:content-validation-name="val53"/>
          <table:table-cell table:style-name="ce1536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3"/>
          <table:table-cell table:style-name="ce1536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3"/>
          <table:table-cell table:content-validation-name="val53" table:number-columns-repeated="3"/>
          <table:table-cell table:style-name="ce1536" table:content-validation-name="val53" office:value-type="string" calcext:value-type="string">
            <text:p>Fegyver</text:p>
          </table:table-cell>
          <table:table-cell table:style-name="ce1536" table:content-validation-name="val53" office:value-type="string" calcext:value-type="string">
            <text:p>Mf Innen számít</text:p>
          </table:table-cell>
          <table:table-cell table:style-name="ce646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10" table:content-validation-name="val53"/>
          <table:table-cell table:style-name="ce1528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565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6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10" table:content-validation-name="val53"/>
          <table:table-cell table:style-name="ce1528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565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6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10" table:content-validation-name="val53"/>
          <table:table-cell table:style-name="ce1528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565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6" table:content-validation-name="val53"/>
          <table:table-cell table:style-name="ce646" table:content-validation-name="val53" table:number-columns-repeated="3"/>
          <table:table-cell table:style-name="ce1756" table:content-validation-name="val53"/>
          <table:table-cell table:style-name="ce1797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10" table:content-validation-name="val53"/>
          <table:table-cell table:style-name="ce1528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565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6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ce1510" table:content-validation-name="val53"/>
          <table:table-cell table:style-name="ce1527" table:content-validation-name="val53" table:number-columns-repeated="3"/>
          <table:table-cell table:style-name="ce1766" table:content-validation-name="val53"/>
          <table:table-cell table:style-name="ce1294" table:content-validation-name="val53"/>
          <table:table-cell table:style-name="ce176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6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37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3" table:content-validation-name="val53"/>
          <table:covered-table-cell table:style-name="ce646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566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566" table:content-validation-name="val53"/>
          <table:table-cell table:style-name="ce1566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566" table:content-validation-name="val53" office:value-type="string" calcext:value-type="string">
            <text:p>Szúró</text:p>
          </table:table-cell>
          <table:table-cell table:style-name="ce1566" table:content-validation-name="val53" office:value-type="string" calcext:value-type="string">
            <text:p>Vágó</text:p>
          </table:table-cell>
          <table:table-cell table:style-name="ce1566" table:content-validation-name="val53" office:value-type="string" calcext:value-type="string">
            <text:p>Zúzó</text:p>
          </table:table-cell>
          <table:table-cell table:style-name="ce1566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543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543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543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543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543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543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3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543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566" table:content-validation-name="val53" office:value-type="string" calcext:value-type="string">
            <text:p>SFÉ</text:p>
          </table:table-cell>
          <table:table-cell table:style-name="ce1566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566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10"/>
          <table:table-cell table:style-name="Default" table:number-columns-repeated="4"/>
          <table:table-cell table:style-name="ce932"/>
          <table:table-cell table:style-name="ce1766" table:number-columns-repeated="6"/>
          <table:table-cell table:style-name="ce1739"/>
          <table:table-cell table:style-name="ce1797" table:number-columns-repeated="2"/>
          <table:table-cell table:style-name="ce1766"/>
          <table:table-cell table:number-columns-repeated="240"/>
        </table:table-row>
        <table:table-row table:style-name="ro2" table:number-rows-repeated="65305">
          <table:table-cell table:style-name="ce1510"/>
          <table:table-cell table:style-name="ce1527" table:number-columns-repeated="3"/>
          <table:table-cell table:style-name="ce1766"/>
          <table:table-cell table:style-name="ce932"/>
          <table:table-cell table:style-name="ce1766" table:number-columns-repeated="6"/>
          <table:table-cell table:style-name="ce1739"/>
          <table:table-cell table:style-name="ce1797" table:number-columns-repeated="2"/>
          <table:table-cell table:style-name="ce1766"/>
          <table:table-cell table:number-columns-repeated="240"/>
        </table:table-row>
        <table:table-row table:style-name="ro2">
          <table:table-cell table:style-name="ce1510"/>
          <table:table-cell table:style-name="ce1527" table:number-columns-repeated="3"/>
          <table:table-cell table:style-name="ce1766"/>
          <table:table-cell table:number-columns-repeated="4"/>
          <table:table-cell table:style-name="ce1766" table:number-columns-repeated="3"/>
          <table:table-cell table:style-name="ce1739"/>
          <table:table-cell table:style-name="ce1797" table:number-columns-repeated="2"/>
          <table:table-cell table:style-name="ce1766"/>
          <table:table-cell table:number-columns-repeated="240"/>
        </table:table-row>
        <table:table-row table:style-name="ro2">
          <table:table-cell table:style-name="ce1510"/>
          <table:table-cell table:number-columns-repeated="8"/>
          <table:table-cell table:style-name="ce1766" table:number-columns-repeated="3"/>
          <table:table-cell table:style-name="ce1739"/>
          <table:table-cell table:style-name="ce1797" table:number-columns-repeated="2"/>
          <table:table-cell table:style-name="ce176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23:11:00.87022108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2T23:36:18.469884590</dc:date>
    <meta:editing-cycles>557</meta:editing-cycles>
    <meta:editing-duration>P3DT20H14M38S</meta:editing-duration>
    <meta:document-statistic meta:table-count="11" meta:cell-count="326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